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år</text:p>
          </table:table-cell>
          <table:table-cell office:value-type="string" calcext:value-type="string">
            <text:p>flyt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diskontering</text:p>
          </table:table-cell>
          <table:table-cell office:value-type="string" calcext:value-type="string">
            <text:p>årlig innsku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B2])" office:value-type="float" office:value="688" calcext:value-type="float">
            <text:p>688</text:p>
          </table:table-cell>
          <table:table-cell table:formula="of:=SUM([.C2] /(1.045^[.A2]))" office:value-type="float" office:value="658.373205741627" calcext:value-type="float">
            <text:p>658.37320574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2]+[.B3])" office:value-type="float" office:value="1376" calcext:value-type="float">
            <text:p>1376</text:p>
          </table:table-cell>
          <table:table-cell table:formula="of:=SUM([.C3] /(1.045^[.A3]))" office:value-type="float" office:value="1260.04441290264" calcext:value-type="float">
            <text:p>1260.04441290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3]+[.B4])" office:value-type="float" office:value="2064" calcext:value-type="float">
            <text:p>2064</text:p>
          </table:table-cell>
          <table:table-cell table:formula="of:=SUM([.C4] /(1.045^[.A4]))" office:value-type="float" office:value="1808.67619076933" calcext:value-type="float">
            <text:p>1808.676190769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4]+[.B5])" office:value-type="float" office:value="2752" calcext:value-type="float">
            <text:p>2752</text:p>
          </table:table-cell>
          <table:table-cell table:formula="of:=SUM([.C5] /(1.045^[.A5]))" office:value-type="float" office:value="2307.72081756853" calcext:value-type="float">
            <text:p>2307.72081756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5]+[.B6])" office:value-type="float" office:value="3440" calcext:value-type="float">
            <text:p>3440</text:p>
          </table:table-cell>
          <table:table-cell table:formula="of:=SUM([.C6] /(1.045^[.A6]))" office:value-type="float" office:value="2760.43159996235" calcext:value-type="float">
            <text:p>2760.43159996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6]+[.B7])" office:value-type="float" office:value="4128" calcext:value-type="float">
            <text:p>4128</text:p>
          </table:table-cell>
          <table:table-cell table:formula="of:=SUM([.C7] /(1.045^[.A7]))" office:value-type="float" office:value="3169.87360761227" calcext:value-type="float">
            <text:p>3169.87360761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7]+[.B8])" office:value-type="float" office:value="4816" calcext:value-type="float">
            <text:p>4816</text:p>
          </table:table-cell>
          <table:table-cell table:formula="of:=SUM([.C8] /(1.045^[.A8]))" office:value-type="float" office:value="3538.93385219871" calcext:value-type="float">
            <text:p>3538.93385219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8]+[.B9])" office:value-type="float" office:value="5504" calcext:value-type="float">
            <text:p>5504</text:p>
          </table:table-cell>
          <table:table-cell table:formula="of:=SUM([.C9] /(1.045^[.A9]))" office:value-type="float" office:value="3870.33093883659" calcext:value-type="float">
            <text:p>3870.330938836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9]+[.B10])" office:value-type="float" office:value="6192" calcext:value-type="float">
            <text:p>6192</text:p>
          </table:table-cell>
          <table:table-cell table:formula="of:=SUM([.C10] /(1.045^[.A10]))" office:value-type="float" office:value="4166.62421645088" calcext:value-type="float">
            <text:p>4166.62421645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10]+[.B11])" office:value-type="float" office:value="6880" calcext:value-type="float">
            <text:p>6880</text:p>
          </table:table-cell>
          <table:table-cell table:formula="of:=SUM([.C11] /(1.045^[.A11]))" office:value-type="float" office:value="4430.2224523667" calcext:value-type="float">
            <text:p>4430.22245236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11]+[.B12])" office:value-type="float" office:value="7568" calcext:value-type="float">
            <text:p>7568</text:p>
          </table:table-cell>
          <table:table-cell table:formula="of:=SUM([.C12] /(1.045^[.A12]))" office:value-type="float" office:value="4663.39205512284" calcext:value-type="float">
            <text:p>4663.39205512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12]+[.B13])" office:value-type="float" office:value="8256" calcext:value-type="float">
            <text:p>8256</text:p>
          </table:table-cell>
          <table:table-cell table:formula="of:=SUM([.C13] /(1.045^[.A13]))" office:value-type="float" office:value="4868.2648683318" calcext:value-type="float">
            <text:p>4868.26486833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13]+[.B14])" office:value-type="float" office:value="8944" calcext:value-type="float">
            <text:p>8944</text:p>
          </table:table-cell>
          <table:table-cell table:formula="of:=SUM([.C14] /(1.045^[.A14]))" office:value-type="float" office:value="5046.84555728177" calcext:value-type="float">
            <text:p>5046.84555728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14]+[.B15])" office:value-type="float" office:value="9632" calcext:value-type="float">
            <text:p>9632</text:p>
          </table:table-cell>
          <table:table-cell table:formula="of:=SUM([.C15] /(1.045^[.A15]))" office:value-type="float" office:value="5201.01860890282" calcext:value-type="float">
            <text:p>5201.01860890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15]+[.B16])" office:value-type="float" office:value="10320" calcext:value-type="float">
            <text:p>10320</text:p>
          </table:table-cell>
          <table:table-cell table:formula="of:=SUM([.C16] /(1.045^[.A16]))" office:value-type="float" office:value="5332.55496469872" calcext:value-type="float">
            <text:p>5332.554964698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E2])" office:value-type="float" office:value="688" calcext:value-type="float">
            <text:p>688</text:p>
          </table:table-cell>
          <table:table-cell table:formula="of:=SUM([.C16]+[.B17])" office:value-type="float" office:value="11008" calcext:value-type="float">
            <text:p>11008</text:p>
          </table:table-cell>
          <table:table-cell table:formula="of:=SUM([.C17] /(1.045^[.A17]))" office:value-type="float" office:value="5443.11830527461" calcext:value-type="float">
            <text:p>5443.118305274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00" calcext:value-type="float">
            <text:p>-1000</text:p>
          </table:table-cell>
          <table:table-cell table:formula="of:=SUM([.C17]+[.B18])" office:value-type="float" office:value="10008" calcext:value-type="float">
            <text:p>10008</text:p>
          </table:table-cell>
          <table:table-cell table:formula="of:=SUM([.C18] /(1.045^[.A18]))" office:value-type="float" office:value="4735.54926553532" calcext:value-type="float">
            <text:p>4735.549265535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000" calcext:value-type="float">
            <text:p>-1000</text:p>
          </table:table-cell>
          <table:table-cell table:formula="of:=SUM([.C18]+[.B19])" office:value-type="float" office:value="9008" calcext:value-type="float">
            <text:p>9008</text:p>
          </table:table-cell>
          <table:table-cell table:formula="of:=SUM([.C19] /(1.045^[.A19]))" office:value-type="float" office:value="4078.8257225743" calcext:value-type="float">
            <text:p>4078.825722574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00" calcext:value-type="float">
            <text:p>-1000</text:p>
          </table:table-cell>
          <table:table-cell table:formula="of:=SUM([.C19]+[.B20])" office:value-type="float" office:value="8008" calcext:value-type="float">
            <text:p>8008</text:p>
          </table:table-cell>
          <table:table-cell table:formula="of:=SUM([.C20] /(1.045^[.A20]))" office:value-type="float" office:value="3469.88072127009" calcext:value-type="float">
            <text:p>3469.88072127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00" calcext:value-type="float">
            <text:p>-1000</text:p>
          </table:table-cell>
          <table:table-cell table:formula="of:=SUM([.C20]+[.B21])" office:value-type="float" office:value="7008" calcext:value-type="float">
            <text:p>7008</text:p>
          </table:table-cell>
          <table:table-cell table:formula="of:=SUM([.C21] /(1.045^[.A21]))" office:value-type="float" office:value="2905.81716066956" calcext:value-type="float">
            <text:p>2905.817160669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00" calcext:value-type="float">
            <text:p>-1000</text:p>
          </table:table-cell>
          <table:table-cell table:formula="of:=SUM([.C21]+[.B22])" office:value-type="float" office:value="6008" calcext:value-type="float">
            <text:p>6008</text:p>
          </table:table-cell>
          <table:table-cell table:formula="of:=SUM([.C22] /(1.045^[.A22]))" office:value-type="float" office:value="2383.89885261721" calcext:value-type="float">
            <text:p>2383.898852617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000" calcext:value-type="float">
            <text:p>-1000</text:p>
          </table:table-cell>
          <table:table-cell table:formula="of:=SUM([.C22]+[.B23])" office:value-type="float" office:value="5008" calcext:value-type="float">
            <text:p>5008</text:p>
          </table:table-cell>
          <table:table-cell table:formula="of:=SUM([.C23] /(1.045^[.A23]))" office:value-type="float" office:value="1901.5420354849" calcext:value-type="float">
            <text:p>1901.542035484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000" calcext:value-type="float">
            <text:p>-1000</text:p>
          </table:table-cell>
          <table:table-cell table:formula="of:=SUM([.C23]+[.B24])" office:value-type="float" office:value="4008" calcext:value-type="float">
            <text:p>4008</text:p>
          </table:table-cell>
          <table:table-cell table:formula="of:=SUM([.C24] /(1.045^[.A24]))" office:value-type="float" office:value="1456.30732038757" calcext:value-type="float">
            <text:p>1456.30732038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000" calcext:value-type="float">
            <text:p>-1000</text:p>
          </table:table-cell>
          <table:table-cell table:formula="of:=SUM([.C24]+[.B25])" office:value-type="float" office:value="3008" calcext:value-type="float">
            <text:p>3008</text:p>
          </table:table-cell>
          <table:table-cell table:formula="of:=SUM([.C25] /(1.045^[.A25]))" office:value-type="float" office:value="1045.89204837354" calcext:value-type="float">
            <text:p>1045.892048373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00" calcext:value-type="float">
            <text:p>-1000</text:p>
          </table:table-cell>
          <table:table-cell table:formula="of:=SUM([.C25]+[.B26])" office:value-type="float" office:value="2008" calcext:value-type="float">
            <text:p>2008</text:p>
          </table:table-cell>
          <table:table-cell table:formula="of:=SUM([.C26] /(1.045^[.A26]))" office:value-type="float" office:value="668.123038129285" calcext:value-type="float">
            <text:p>668.123038129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00" calcext:value-type="float">
            <text:p>-1000</text:p>
          </table:table-cell>
          <table:table-cell table:formula="of:=SUM([.C26]+[.B27])" office:value-type="float" office:value="1008" calcext:value-type="float">
            <text:p>1008</text:p>
          </table:table-cell>
          <table:table-cell table:formula="of:=SUM([.C27] /(1.045^[.A27]))" office:value-type="float" office:value="320.949704738138" calcext:value-type="float">
            <text:p>320.949704738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00" calcext:value-type="float">
            <text:p>-1000</text:p>
          </table:table-cell>
          <table:table-cell table:formula="of:=SUM([.C27]+[.B28])" office:value-type="float" office:value="8" calcext:value-type="float">
            <text:p>8</text:p>
          </table:table-cell>
          <table:table-cell table:formula="of:=SUM([.C28] /(1.045^[.A28]))" office:value-type="float" office:value="2.43753098456853" calcext:value-type="float">
            <text:p>2.4375309846</text:p>
          </table:table-cell>
          <table:table-cell/>
        </table:table-row>
        <table:table-row table:style-name="ro1">
          <table:table-cell/>
          <table:table-cell table:formula="of:=SUM([.B2:.B28]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Diskontering = 4.5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sh / (1+diskonteringssats)^antall å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23:46:48.677802323</meta:creation-date>
    <dc:date>2014-10-05T00:17:39.805455672</dc:date>
    <meta:editing-duration>PT6M35S</meta:editing-duration>
    <meta:editing-cycles>2</meta:editing-cycles>
    <meta:generator>LibreOffice/4.1.3.2$Linux_X86_64 LibreOffice_project/410m0$Build-2</meta:generator>
    <meta:document-statistic meta:table-count="1" meta:cell-count="117" meta:object-count="0"/>
  </office:meta>
</office:document-meta>
</file>